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45d360" officeooo:paragraph-rsid="002dda6f"/>
    </style:style>
    <style:style style:name="P2" style:family="paragraph" style:parent-style-name="Standard">
      <style:text-properties style:font-name="Linux Libertine O" officeooo:rsid="004d2c7b" officeooo:paragraph-rsid="004d2c7b"/>
    </style:style>
    <style:style style:name="P3" style:family="paragraph" style:parent-style-name="Standard">
      <style:text-properties style:font-name="Linux Libertine O" officeooo:rsid="00365ccf" officeooo:paragraph-rsid="002dda6f"/>
    </style:style>
    <style:style style:name="P4" style:family="paragraph" style:parent-style-name="Standard">
      <style:text-properties style:font-name="Linux Libertine O" officeooo:rsid="0035cc64" officeooo:paragraph-rsid="0047345e"/>
    </style:style>
    <style:style style:name="P5" style:family="paragraph" style:parent-style-name="Standard">
      <style:text-properties style:font-name="Linux Libertine O" officeooo:rsid="0035cc64" officeooo:paragraph-rsid="00630185"/>
    </style:style>
    <style:style style:name="P6" style:family="paragraph" style:parent-style-name="Standard">
      <style:text-properties style:font-name="Linux Libertine O" officeooo:rsid="0050ef33" officeooo:paragraph-rsid="0050ef33"/>
    </style:style>
    <style:style style:name="P7" style:family="paragraph" style:parent-style-name="Standard">
      <style:text-properties style:font-name="Linux Libertine O" officeooo:rsid="004de27c" officeooo:paragraph-rsid="0050ef33"/>
    </style:style>
    <style:style style:name="P8" style:family="paragraph" style:parent-style-name="Heading">
      <style:text-properties style:font-name="Linux Libertine O" fo:font-weight="normal" officeooo:rsid="00529306" officeooo:paragraph-rsid="00630185" style:font-weight-asian="normal" style:font-weight-complex="normal"/>
    </style:style>
    <style:style style:name="P9" style:family="paragraph" style:parent-style-name="Standard">
      <style:text-properties style:font-name="Linux Libertine O" officeooo:rsid="00630185" officeooo:paragraph-rsid="00630185"/>
    </style:style>
    <style:style style:name="P10" style:family="paragraph" style:parent-style-name="Standard">
      <style:text-properties style:font-name="Linux Libertine O" officeooo:rsid="00529306" officeooo:paragraph-rsid="00529306"/>
    </style:style>
    <style:style style:name="P11" style:family="paragraph" style:parent-style-name="Standard">
      <style:text-properties style:font-name="Linux Libertine O" officeooo:rsid="00529306" officeooo:paragraph-rsid="00630185"/>
    </style:style>
    <style:style style:name="P12" style:family="paragraph" style:parent-style-name="Standard">
      <style:text-properties style:font-name="Linux Libertine O" officeooo:rsid="0063477c" officeooo:paragraph-rsid="0063477c"/>
    </style:style>
    <style:style style:name="P13" style:family="paragraph" style:parent-style-name="Heading">
      <style:text-properties officeooo:paragraph-rsid="003fff47"/>
    </style:style>
    <style:style style:name="P14" style:family="paragraph" style:parent-style-name="Standard">
      <style:text-properties fo:color="#3465a4" loext:opacity="100%" style:font-name="Linux Libertine O" fo:font-size="14pt" fo:font-weight="bold" officeooo:rsid="0045d360" officeooo:paragraph-rsid="0045d360" style:font-name-asian="Noto Sans CJK SC Regular" style:font-size-asian="14pt" style:font-weight-asian="bold" style:font-name-complex="FreeSans1" style:font-size-complex="14pt" style:font-weight-complex="bold"/>
    </style:style>
    <style:style style:name="P15" style:family="paragraph" style:parent-style-name="Standard">
      <style:text-properties officeooo:rsid="0035cc64" officeooo:paragraph-rsid="0035cc64"/>
    </style:style>
    <style:style style:name="P16" style:family="paragraph" style:parent-style-name="Standard">
      <style:text-properties style:font-name="Linux Libertine O" officeooo:rsid="00630185" officeooo:paragraph-rsid="00630185"/>
    </style:style>
    <style:style style:name="P17" style:family="paragraph" style:parent-style-name="Text_20_body">
      <style:text-properties fo:color="#3465a4" loext:opacity="100%" style:font-name="Linux Libertine O" fo:font-size="14pt" fo:font-weight="bold" officeooo:rsid="00630185" officeooo:paragraph-rsid="00630185" style:font-name-asian="Noto Sans CJK SC Regular" style:font-size-asian="14pt" style:font-weight-asian="bold" style:font-name-complex="FreeSans1" style:font-size-complex="14pt" style:font-weight-complex="bold"/>
    </style:style>
    <style:style style:name="P18" style:family="paragraph" style:parent-style-name="Heading_20_1">
      <style:text-properties fo:color="#004586" loext:opacity="100%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5d36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630185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6" style:family="text">
      <style:text-properties fo:color="#3465a4" loext:opacity="100%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7" style:family="text">
      <style:text-properties fo:color="#3465a4" loext:opacity="100%" fo:font-size="14pt" fo:font-weight="bold" officeooo:rsid="00630185" style:font-name-asian="Noto Sans CJK SC Regular" style:font-size-asian="14pt" style:font-weight-asian="bold" style:font-name-complex="FreeSans1" style:font-size-complex="14pt" style:font-weight-complex="bold"/>
    </style:style>
    <style:style style:name="T8" style:family="text">
      <style:text-properties style:font-name="Linux Libertine O" officeooo:rsid="00630185"/>
    </style:style>
    <style:style style:name="T9" style:family="text">
      <style:text-properties officeooo:rsid="004b5972"/>
    </style:style>
    <style:style style:name="T10" style:family="text">
      <style:text-properties officeooo:rsid="0050ef33"/>
    </style:style>
    <style:style style:name="T11" style:family="text">
      <style:text-properties officeooo:rsid="00630185"/>
    </style:style>
    <style:style style:name="T12" style:family="text">
      <style:text-properties officeooo:rsid="0063477c"/>
    </style:style>
    <style:style style:name="T13" style:family="text">
      <style:text-properties officeooo:rsid="00639e48"/>
    </style:style>
    <style:style style:name="T14" style:family="text">
      <style:text-properties officeooo:rsid="0064b2fb"/>
    </style:style>
    <style:style style:name="T15" style:family="text">
      <style:text-properties officeooo:rsid="00654d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1">Crunchy ginger biscuits</text:span> (<text:span text:style-name="T9">makes </text:span><text:span text:style-name="T10">12;</text:span><text:span text:style-name="T9"> </text:span><text:span text:style-name="T11">25min </text:span><text:span text:style-name="T10">+ c</text:span><text:span text:style-name="T11">ooling</text:span>)</text:h>
      <text:p text:style-name="P15"><text:span text:style-name="T8">Adapted from: </text:span><text:a xlink:type="simple" xlink:href="https://www.bbc.co.uk/food/recipes/ginger_oat_biscuits_41954" text:style-name="Internet_20_link" text:visited-style-name="Visited_20_Internet_20_Link"><text:span text:style-name="T8">https://www.bbc.co.uk/food/recipes/ginger_oat_biscuits_41954</text:span></text:a></text:p>
      <text:p text:style-name="P14"/>
      <text:p text:style-name="P13"><text:span text:style-name="T1">For </text:span><text:span text:style-name="T2">the </text:span><text:span text:style-name="T4">mixture</text:span></text:p>
      <text:p text:style-name="P1"/>
      <text:p text:style-name="P2"><text:span text:style-name="T11">50</text:span>g <text:span text:style-name="T11">butter</text:span></text:p>
      <text:p text:style-name="P6"><text:span text:style-name="T11">12</text:span>g maple syrup (<text:span text:style-name="T11">about 2 tsp</text:span>)</text:p>
      <text:p text:style-name="P6"/>
      <text:p text:style-name="P9">15g semolina</text:p>
      <text:p text:style-name="P9">50g granulated sugar (brown is fine)</text:p>
      <text:p text:style-name="P9">30g self-raising flour</text:p>
      <text:p text:style-name="P9">35g oats</text:p>
      <text:p text:style-name="P9">5g ground ginger (1 very heaped teaspoon)</text:p>
      <text:p text:style-name="P6"/>
      <text:p text:style-name="P6"/>
      <text:p text:style-name="P9">Weigh the butter and syrup into a small saucepan, and the dry ingredients into a separate bowl.</text:p>
      <text:p text:style-name="P9">Melt the butter and syrup on low heat, mixing well. While it’s melting, stir the dry ingredients together thoroughly in their own bowl.</text:p>
      <text:p text:style-name="P9">Turn off the heat once melted, pour in the dry ingredients, and stir well until combined into a crumbly mixture.</text:p>
      <text:p text:style-name="P7"/>
      <text:p text:style-name="P3"/>
      <text:p text:style-name="P13"><text:span text:style-name="T1">For </text:span><text:span text:style-name="T3">the </text:span><text:span text:style-name="T4">manufacture</text:span></text:p>
      <text:p text:style-name="P4"/>
      <text:p text:style-name="P10"><text:span text:style-name="T15">H</text:span><text:span text:style-name="T11">eat the oven to 160 degrees (fan) and l</text:span>ine <text:span text:style-name="T11">two baking trays with greaseproof paper.</text:span></text:p>
      <text:p text:style-name="P10"/>
      <text:p text:style-name="P12">Take a teaspoon of the mixture at a time and shape into a rough ball, then press down onto the tray to make a disc about 3cm across and no more than 1cm high.</text:p>
      <text:p text:style-name="P12">Space well as the biscuits spread to 6-7cm. Any leftover mixture can be squished into the biscuits on the tray.</text:p>
      <text:p text:style-name="P10"/>
      <text:p text:style-name="P12">Bake for 15 minutes.</text:p>
      <text:p text:style-name="P10"/>
      <text:p text:style-name="P10"/>
      <text:p text:style-name="P8"><text:span text:style-name="T5">For </text:span><text:span text:style-name="T6">the </text:span><text:span text:style-name="T7">topping (optional)</text:span></text:p>
      <text:p text:style-name="P5"/>
      <text:p text:style-name="P9">50g dark chocolate (e.g. Sainsbury 90%)</text:p>
      <text:p text:style-name="P11"/>
      <text:p text:style-name="P11"/>
      <text:p text:style-name="P9">While the biscuits are cooking, break <text:span text:style-name="T13">the chocolate</text:span> into pieces small enough to fit onto the middle of the biscuit.</text:p>
      <text:p text:style-name="P9">Once they are out of the oven, leave for 30-60 seconds and then place the chocolate pieces on top to melt <text:span text:style-name="T14">on</text:span> – <text:span text:style-name="T12">the longer you wait </text:span><text:span text:style-name="T14">before adding the chocolate</text:span><text:span text:style-name="T12">, the crunchier the biscuit will be.</text:span></text:p>
      <text:p text:style-name="P12">Note that <text:span text:style-name="T14">the timing</text:span> and how much it melts will change with the type <text:span text:style-name="T13">and thickness</text:span> of chocolate you use!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02T22:58:14.756340536</dc:date>
    <meta:editing-duration>PT3H36M5S</meta:editing-duration>
    <meta:editing-cycles>68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64" meta:character-count="1510" meta:non-whitespace-character-count="1268"/>
  </office:meta>
</office:document-meta>
</file>